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8A0000047A1056EBDA.png" manifest:media-type="image/png"/>
  <manifest:file-entry manifest:full-path="Pictures/10000001000003D40000026A74C9AD17.png" manifest:media-type="image/png"/>
  <manifest:file-entry manifest:full-path="Pictures/100000010000020000000200CA80298C.png" manifest:media-type="image/png"/>
  <manifest:file-entry manifest:full-path="Pictures/100000010000020000000200A9925FD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BM Plex Sans Condensed" svg:font-family="'IBM Plex Sans Condensed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1.68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4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2.339cm" loext:decorative="false"/>
      <style:paragraph-properties style:writing-mode="lr-tb"/>
    </style:style>
    <style:style style:name="gr5" style:family="graphic" style:parent-style-name="standard">
      <style:graphic-properties svg:stroke-width="0.02cm" svg:stroke-color="#b80047" draw:marker-start-width="0.33cm" draw:marker-end-width="0.33cm" draw:fill="none" draw:textarea-horizontal-align="justify" draw:textarea-vertical-align="middle" draw:auto-grow-height="false" fo:min-height="3.692cm" fo:min-width="1.047cm" fo:padding-top="0.135cm" fo:padding-bottom="0.135cm" fo:padding-left="0.26cm" fo:padding-right="0.26cm" loext:decorative="false"/>
    </style:style>
    <style:style style:name="gr6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 loext:decorative="false"/>
    </style:style>
    <style:style style:name="gr7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min-height="3.692cm" fo:min-width="1.047cm" fo:padding-top="0.135cm" fo:padding-bottom="0.135cm" fo:padding-left="0.26cm" fo:padding-right="0.26cm" loext:decorative="false"/>
    </style:style>
    <style:style style:name="gr8" style:family="graphic" style:parent-style-name="standard">
      <style:graphic-properties svg:stroke-width="0.02cm" draw:marker-start-width="0.33cm" draw:marker-end-width="0.33cm" draw:fill="none" draw:textarea-horizontal-align="justify" draw:textarea-vertical-align="middle" draw:auto-grow-height="false" fo:min-height="0cm" fo:min-width="0.012cm" fo:padding-top="0.135cm" fo:padding-bottom="0.135cm" fo:padding-left="0.26cm" fo:padding-right="0.26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06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14cm" fo:padding-bottom="0.14cm" fo:padding-left="0.265cm" fo:padding-right="0.265cm" loext:decorative="false"/>
    </style:style>
    <style:style style:name="P1" style:family="paragraph">
      <style:paragraph-properties fo:text-align="center"/>
      <style:text-properties style:font-name="IBM Plex Sans Condensed" fo:font-size="10pt" fo:font-style="normal" fo:font-weight="normal"/>
    </style:style>
    <style:style style:name="P2" style:family="paragraph">
      <style:paragraph-properties fo:text-align="center"/>
      <style:text-properties style:font-name="IBM Plex Sans Condensed" fo:font-style="normal" fo:font-weight="normal"/>
    </style:style>
    <style:style style:name="P3" style:family="paragraph">
      <loext:graphic-properties draw:fill="none" draw:fill-color="#ffffff"/>
      <style:paragraph-properties fo:text-align="center"/>
      <style:text-properties fo:color="#0066cc" loext:opacity="100%" style:font-name="IBM Plex Sans Condensed" fo:font-size="10pt" fo:font-style="normal" fo:font-weight="normal" style:font-size-asian="10pt" style:font-weight-asian="bold" style:font-size-complex="1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use-window-font-color="true" loext:opacity="0%" style:font-name="IBM Plex Sans Condensed" fo:font-size="10pt" fo:font-style="normal" fo:font-weight="normal" style:font-size-asian="8pt" style:font-weight-asian="bold" style:font-size-complex="8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b80047" loext:opacity="100%" style:font-name="IBM Plex Sans Condensed" fo:font-size="10pt" fo:font-style="normal" fo:font-weight="normal" style:font-size-asian="10pt" style:font-weight-asian="bold" style:font-size-complex="10pt" style:font-weight-complex="bold"/>
    </style:style>
    <style:style style:name="P6" style:family="paragraph">
      <loext:graphic-properties draw:fill="none"/>
      <style:paragraph-properties fo:text-align="center"/>
      <style:text-properties style:font-name="IBM Plex Sans Condensed" fo:font-size="10pt" fo:font-style="normal" fo:font-weight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66cc" loext:opacity="100%" fo:font-size="10pt" style:font-size-asian="10pt" style:font-weight-asian="bold" style:font-size-complex="10pt" style:font-weight-complex="bold"/>
    </style:style>
    <style:style style:name="T2" style:family="text">
      <style:text-properties style:use-window-font-color="true" loext:opacity="0%" fo:font-size="10pt" style:font-size-asian="8pt" style:font-weight-asian="bold" style:font-size-complex="8pt" style:font-weight-complex="bold"/>
    </style:style>
    <style:style style:name="T3" style:family="text">
      <style:text-properties fo:color="#b80047" loext:opacity="100%" fo:font-size="10pt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329cm" svg:y1="4.7cm" svg:x2="3.361cm" svg:y2="3.785cm">
          <text:p/>
        </draw:line>
        <draw:frame draw:style-name="gr2" draw:text-style-name="P3" draw:layer="layout" svg:width="2.186cm" svg:height="1.165cm" svg:x="2.754cm" svg:y="1.71cm">
          <draw:text-box>
            <text:p text:style-name="P2"><text:span text:style-name="T1">domaine de</text:span></text:p>
            <text:p text:style-name="P2"><text:span text:style-name="T1">Diffusion A</text:span></text:p>
          </draw:text-box>
        </draw:frame>
        <draw:frame draw:style-name="gr3" draw:text-style-name="P4" draw:layer="layout" svg:width="1.99cm" svg:height="0.708cm" svg:x="0.702cm" svg:y="1.375cm">
          <draw:text-box>
            <text:p text:style-name="P2"><text:span text:style-name="T2">routeur</text:span></text:p>
          </draw:text-box>
        </draw:frame>
        <draw:frame draw:style-name="gr3" draw:text-style-name="P3" draw:layer="layout" svg:width="1.99cm" svg:height="0.708cm" svg:x="3.059cm" svg:y="3.75cm">
          <draw:text-box>
            <text:p text:style-name="P2"><text:span text:style-name="T1">hôte A1</text:span></text:p>
          </draw:text-box>
        </draw:frame>
        <draw:frame draw:style-name="gr3" draw:text-style-name="P3" draw:layer="layout" svg:width="1.99cm" svg:height="0.708cm" svg:x="3.059cm" svg:y="6.25cm">
          <draw:text-box>
            <text:p text:style-name="P2"><text:span text:style-name="T1">hôte A2</text:span></text:p>
          </draw:text-box>
        </draw:frame>
        <draw:frame draw:style-name="gr4" draw:text-style-name="P5" draw:layer="layout" svg:width="2.839cm" svg:height="1.165cm" svg:x="5.161cm" svg:y="2.637cm">
          <draw:text-box>
            <text:p text:style-name="P2"><text:span text:style-name="T3">domaine de</text:span></text:p>
            <text:p text:style-name="P2"><text:span text:style-name="T3">Diffusion B</text:span></text:p>
          </draw:text-box>
        </draw:frame>
        <draw:custom-shape draw:style-name="gr5" draw:text-style-name="P6" draw:layer="layout" svg:width="1.605cm" svg:height="4cm" svg:x="5.367cm" svg:y="3.71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" draw:text-style-name="P5" draw:layer="layout" svg:width="1.99cm" svg:height="0.708cm" svg:x="5.366cm" svg:y="4.65cm">
          <draw:text-box>
            <text:p text:style-name="P2"><text:span text:style-name="T3">hôte B1</text:span></text:p>
          </draw:text-box>
        </draw:frame>
        <draw:frame draw:style-name="gr3" draw:text-style-name="P5" draw:layer="layout" svg:width="1.99cm" svg:height="0.708cm" svg:x="5.366cm" svg:y="7.15cm">
          <draw:text-box>
            <text:p text:style-name="P2"><text:span text:style-name="T3">hôte B2</text:span></text:p>
          </draw:text-box>
        </draw:frame>
        <draw:line draw:style-name="gr6" draw:text-style-name="P1" draw:layer="layout" svg:x1="5.592cm" svg:y1="4.7cm" svg:x2="1.329cm" svg:y2="5.2cm">
          <text:p/>
        </draw:line>
        <draw:custom-shape draw:style-name="gr7" draw:text-style-name="P6" draw:layer="layout" svg:width="1.605cm" svg:height="4cm" svg:x="3.059cm" svg:y="2.8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6" draw:layer="layout" svg:width="0.752cm" svg:height="0.25cm" svg:x="0.728cm" svg:y="3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752cm" svg:height="0.25cm" svg:x="0.728cm" svg:y="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0.979cm" svg:y1="4.11cm" svg:x2="0.979cm" svg:y2="3.61cm">
          <text:p/>
        </draw:line>
        <draw:line draw:style-name="gr1" draw:text-style-name="P1" draw:layer="layout" svg:x1="1.154cm" svg:y1="4.16cm" svg:x2="1.154cm" svg:y2="3.66cm">
          <text:p/>
        </draw:line>
        <draw:line draw:style-name="gr6" draw:text-style-name="P1" draw:layer="layout" svg:x1="0.979cm" svg:y1="6.31cm" svg:x2="0.979cm" svg:y2="5.81cm">
          <text:p/>
        </draw:line>
        <draw:line draw:style-name="gr1" draw:text-style-name="P1" draw:layer="layout" svg:x1="1.154cm" svg:y1="6.36cm" svg:x2="1.154cm" svg:y2="5.86cm">
          <text:p/>
        </draw:line>
        <draw:frame draw:style-name="gr9" draw:text-style-name="P4" draw:layer="layout" svg:width="1.565cm" svg:height="0.708cm" svg:x="0.728cm" svg:y="5.285cm">
          <draw:text-box>
            <text:p text:style-name="P2"><text:span text:style-name="T2">trunk</text:span></text:p>
          </draw:text-box>
        </draw:frame>
        <draw:frame draw:style-name="gr9" draw:text-style-name="P4" draw:layer="layout" svg:width="1.565cm" svg:height="0.708cm" svg:x="0.729cm" svg:y="3.085cm">
          <draw:text-box>
            <text:p text:style-name="P2"><text:span text:style-name="T2">trunk</text:span></text:p>
          </draw:text-box>
        </draw:frame>
        <draw:frame draw:style-name="gr10" draw:text-style-name="P7" xml:id="id1" draw:id="id1" draw:layer="layout" svg:width="1.003cm" svg:height="1cm" svg:x="0.351cm" svg:y="1.85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0" draw:text-style-name="P7" xml:id="id2" draw:id="id2" draw:layer="layout" svg:width="1.003cm" svg:height="1cm" svg:x="0.326cm" svg:y="4.45cm">
          <draw:image xlink:href="Pictures/100000010000020000000200CA80298C.png" xlink:type="simple" xlink:show="embed" xlink:actuate="onLoad" draw:mime-type="image/png">
            <text:p/>
          </draw:image>
        </draw:frame>
        <draw:connector draw:style-name="gr11" draw:text-style-name="P8" draw:layer="layout" draw:type="line" svg:x1="0.852cm" svg:y1="2.85cm" svg:x2="0.827cm" svg:y2="4.45cm" draw:start-shape="id1" draw:start-glue-point="2" draw:end-shape="id2" draw:end-glue-point="0" svg:d="M852 2850l-25 1600" svg:viewBox="0 0 26 1601">
          <text:p/>
        </draw:connector>
        <draw:frame draw:style-name="gr10" draw:text-style-name="P7" xml:id="id3" draw:id="id3" draw:layer="layout" svg:width="1.003cm" svg:height="1cm" svg:x="0.326cm" svg:y="6.95cm">
          <draw:image xlink:href="Pictures/100000010000020000000200CA80298C.png" xlink:type="simple" xlink:show="embed" xlink:actuate="onLoad" draw:mime-type="image/png">
            <text:p/>
          </draw:image>
        </draw:frame>
        <draw:connector draw:style-name="gr11" draw:text-style-name="P8" draw:layer="layout" draw:type="line" svg:x1="0.827cm" svg:y1="5.45cm" svg:x2="0.827cm" svg:y2="6.95cm" draw:start-shape="id2" draw:end-shape="id3" draw:end-glue-point="0" svg:d="M827 5450v1500" svg:viewBox="0 0 1 1501">
          <text:p/>
        </draw:connector>
        <draw:connector draw:style-name="gr11" draw:text-style-name="P8" draw:layer="layout" draw:type="line" svg:x1="0.852cm" svg:y1="1cm" svg:x2="0.852cm" svg:y2="1.85cm" draw:start-shape="id4" draw:start-glue-point="2" draw:end-shape="id1" draw:end-glue-point="0" svg:d="M852 1000v850" svg:viewBox="0 0 1 851">
          <text:p/>
        </draw:connector>
        <draw:frame draw:style-name="gr10" draw:text-style-name="P7" xml:id="id4" draw:id="id4" draw:layer="layout" svg:width="1.505cm" svg:height="0.95cm" svg:x="0.1cm" svg:y="0.05cm">
          <draw:image xlink:href="Pictures/10000001000003D40000026A74C9AD17.png" xlink:type="simple" xlink:show="embed" xlink:actuate="onLoad" draw:mime-type="image/png">
            <text:p/>
          </draw:image>
        </draw:frame>
        <draw:frame draw:style-name="gr10" draw:text-style-name="P7" draw:layer="layout" svg:width="1.003cm" svg:height="0.99cm" svg:x="3.36cm" svg:y="2.95cm">
          <draw:image xlink:href="Pictures/100000010000048A0000047A1056EBDA.png" xlink:type="simple" xlink:show="embed" xlink:actuate="onLoad" draw:mime-type="image/png">
            <text:p/>
          </draw:image>
        </draw:frame>
        <draw:frame draw:style-name="gr10" draw:text-style-name="P7" draw:layer="layout" svg:width="1.003cm" svg:height="0.99cm" svg:x="3.36cm" svg:y="5.45cm">
          <draw:image xlink:href="Pictures/100000010000048A0000047A1056EBDA.png" xlink:type="simple" xlink:show="embed" xlink:actuate="onLoad" draw:mime-type="image/png">
            <text:p/>
          </draw:image>
        </draw:frame>
        <draw:line draw:style-name="gr1" draw:text-style-name="P1" draw:layer="layout" svg:x1="1.329cm" svg:y1="7.201cm" svg:x2="3.361cm" svg:y2="6.286cm">
          <text:p/>
        </draw:line>
        <draw:frame draw:style-name="gr10" draw:text-style-name="P7" draw:layer="layout" svg:width="1.003cm" svg:height="0.99cm" svg:x="5.592cm" svg:y="3.835cm">
          <draw:image xlink:href="Pictures/100000010000048A0000047A1056EBDA.png" xlink:type="simple" xlink:show="embed" xlink:actuate="onLoad" draw:mime-type="image/png">
            <text:p/>
          </draw:image>
        </draw:frame>
        <draw:line draw:style-name="gr6" draw:text-style-name="P1" draw:layer="layout" svg:x1="5.592cm" svg:y1="7.2cm" svg:x2="1.329cm" svg:y2="7.7cm">
          <text:p/>
        </draw:line>
        <draw:frame draw:style-name="gr10" draw:text-style-name="P7" draw:layer="layout" svg:width="1.003cm" svg:height="0.99cm" svg:x="5.592cm" svg:y="6.31cm">
          <draw:image xlink:href="Pictures/100000010000048A0000047A1056EBDA.png" xlink:type="simple" xlink:show="embed" xlink:actuate="onLoad" draw:mime-type="image/png">
            <text:p/>
          </draw:image>
        </draw:frame>
        <draw:frame draw:style-name="gr9" draw:text-style-name="P4" draw:layer="layout" svg:width="1.565cm" svg:height="0.708cm" svg:x="1.125cm" svg:y="7cm">
          <draw:text-box>
            <text:p text:style-name="P2"><text:span text:style-name="T2">access</text:span></text:p>
          </draw:text-box>
        </draw:frame>
        <draw:frame draw:style-name="gr9" draw:text-style-name="P4" draw:layer="layout" svg:width="1.565cm" svg:height="0.708cm" svg:x="1.126cm" svg:y="4.5cm">
          <draw:text-box>
            <text:p text:style-name="P2"><text:span text:style-name="T2">acces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BM Plex Sans Condensed" svg:font-family="'IBM Plex Sans Condensed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7.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1-03-13T18:42:17</meta:creation-date>
    <dc:date>2025-03-04T15:57:34.594504000</dc:date>
    <meta:editing-duration>PT11H23M5S</meta:editing-duration>
    <meta:editing-cycles>45</meta:editing-cycles>
    <meta:generator>LibreOffice/25.2.1.2$MacOSX_X86_64 LibreOffice_project/d3abf4aee5fd705e4a92bba33a32f40bc4e56f49</meta:generator>
    <dc:creator>Philippe Latu</dc:creator>
    <meta:print-date>2025-03-04T15:56:52.850865000</meta:print-date>
    <meta:printed-by>Fichiers PDF: Philippe Latu</meta:printed-by>
    <meta:document-statistic meta:object-count="34"/>
  </office:meta>
</office:document-meta>
</file>